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e36ed" officeooo:paragraph-rsid="001e36ed"/>
    </style:style>
    <style:style style:name="P2" style:family="paragraph" style:parent-style-name="Text_20_body" style:list-style-name="L2">
      <style:text-properties officeooo:rsid="001e36ed" officeooo:paragraph-rsid="001e36ed"/>
    </style:style>
    <style:style style:name="P3" style:family="paragraph" style:parent-style-name="Text_20_body" style:list-style-name="L2">
      <style:text-properties officeooo:rsid="001e36ed" officeooo:paragraph-rsid="001f6807"/>
    </style:style>
    <style:style style:name="P4" style:family="paragraph" style:parent-style-name="Text_20_body" style:list-style-name="L2">
      <style:text-properties officeooo:rsid="001e36ed" officeooo:paragraph-rsid="001f7591"/>
    </style:style>
    <style:style style:name="P5" style:family="paragraph" style:parent-style-name="Text_20_body" style:list-style-name="L2">
      <style:text-properties officeooo:rsid="001e36ed" officeooo:paragraph-rsid="00236a88"/>
    </style:style>
    <style:style style:name="P6" style:family="paragraph" style:parent-style-name="Text_20_body" style:list-style-name="L2">
      <style:text-properties officeooo:rsid="001e36ed" officeooo:paragraph-rsid="00239a58"/>
    </style:style>
    <style:style style:name="P7" style:family="paragraph" style:parent-style-name="Text_20_body">
      <style:text-properties officeooo:rsid="001e36ed" officeooo:paragraph-rsid="001f6807"/>
    </style:style>
    <style:style style:name="P8" style:family="paragraph" style:parent-style-name="Text_20_body">
      <style:text-properties officeooo:rsid="001e36ed" officeooo:paragraph-rsid="00239a58"/>
    </style:style>
    <style:style style:name="P9" style:family="paragraph" style:parent-style-name="Text_20_body">
      <style:text-properties fo:font-style="italic" officeooo:rsid="001e36ed" officeooo:paragraph-rsid="001e36ed" style:font-style-asian="italic" style:font-style-complex="italic"/>
    </style:style>
    <style:style style:name="P10" style:family="paragraph" style:parent-style-name="Text_20_body">
      <style:text-properties fo:font-style="italic" officeooo:rsid="001e36ed" officeooo:paragraph-rsid="001f6807" style:font-style-asian="italic" style:font-style-complex="italic"/>
    </style:style>
    <style:style style:name="P11" style:family="paragraph" style:parent-style-name="Text_20_body">
      <style:text-properties fo:font-style="italic" officeooo:rsid="001e36ed" officeooo:paragraph-rsid="001f7591" style:font-style-asian="italic" style:font-style-complex="italic"/>
    </style:style>
    <style:style style:name="P12" style:family="paragraph" style:parent-style-name="Text_20_body">
      <style:text-properties fo:font-style="italic" officeooo:rsid="001e36ed" officeooo:paragraph-rsid="00236a88" style:font-style-asian="italic" style:font-style-complex="italic"/>
    </style:style>
    <style:style style:name="P13" style:family="paragraph" style:parent-style-name="Text_20_body">
      <style:text-properties fo:font-style="italic" officeooo:rsid="001e36ed" officeooo:paragraph-rsid="00239a58" style:font-style-asian="italic" style:font-style-complex="italic"/>
    </style:style>
    <style:style style:name="P14" style:family="paragraph" style:parent-style-name="Text_20_body">
      <style:text-properties fo:font-weight="normal" officeooo:rsid="001f6807" officeooo:paragraph-rsid="001f6807" style:font-weight-asian="normal" style:font-weight-complex="normal"/>
    </style:style>
    <style:style style:name="P15" style:family="paragraph" style:parent-style-name="Text_20_body">
      <style:text-properties fo:font-weight="normal" officeooo:rsid="001f7591" officeooo:paragraph-rsid="001f7591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01f7591" officeooo:paragraph-rsid="001f7591" style:font-weight-asian="normal" style:font-weight-complex="normal"/>
    </style:style>
    <style:style style:name="P17" style:family="paragraph" style:parent-style-name="Text_20_body">
      <style:text-properties fo:font-weight="normal" officeooo:rsid="00236a88" officeooo:paragraph-rsid="00236a88" style:font-weight-asian="normal" style:font-weight-complex="normal"/>
    </style:style>
    <style:style style:name="P18" style:family="paragraph" style:parent-style-name="Text_20_body" style:list-style-name="">
      <style:text-properties fo:font-weight="normal" officeooo:rsid="001e36ed" officeooo:paragraph-rsid="00239a58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01e36ed" officeooo:paragraph-rsid="00239a58" style:font-weight-asian="normal" style:font-weight-complex="normal"/>
    </style:style>
    <style:style style:name="P20" style:family="paragraph" style:parent-style-name="Text_20_body" style:list-style-name="L2">
      <style:text-properties officeooo:rsid="001f7591" officeooo:paragraph-rsid="001f7591"/>
    </style:style>
    <style:style style:name="P21" style:family="paragraph" style:parent-style-name="Text_20_body">
      <style:text-properties officeooo:rsid="00206ec1" officeooo:paragraph-rsid="00206ec1"/>
    </style:style>
    <style:style style:name="P22" style:family="paragraph" style:parent-style-name="Text_20_body">
      <style:text-properties officeooo:rsid="00206ec1" officeooo:paragraph-rsid="0021aa20"/>
    </style:style>
    <style:style style:name="P23" style:family="paragraph" style:parent-style-name="Text_20_body">
      <style:text-properties officeooo:rsid="00206ec1" officeooo:paragraph-rsid="00236a88"/>
    </style:style>
    <style:style style:name="P24" style:family="paragraph" style:parent-style-name="Text_20_body">
      <style:text-properties officeooo:rsid="00206ec1" officeooo:paragraph-rsid="00239a58"/>
    </style:style>
    <style:style style:name="P25" style:family="paragraph" style:parent-style-name="Text_20_body" style:list-style-name="L2">
      <style:text-properties officeooo:rsid="00236a88" officeooo:paragraph-rsid="00236a88"/>
    </style:style>
    <style:style style:name="P26" style:family="paragraph" style:parent-style-name="Text_20_body" style:list-style-name="L2">
      <style:text-properties officeooo:rsid="00239a58" officeooo:paragraph-rsid="00239a58"/>
    </style:style>
    <style:style style:name="P27" style:family="paragraph" style:parent-style-name="Text_20_body" style:list-style-name="L2">
      <style:text-properties officeooo:rsid="0024c0fd" officeooo:paragraph-rsid="0024c0fd"/>
    </style:style>
    <style:style style:name="P28" style:family="paragraph" style:parent-style-name="Heading_20_1" style:list-style-name=""/>
    <style:style style:name="P29" style:family="paragraph" style:parent-style-name="Heading_20_1" style:list-style-name="">
      <style:text-properties officeooo:paragraph-rsid="001e36ed"/>
    </style:style>
    <style:style style:name="P30" style:family="paragraph" style:parent-style-name="Heading_20_1" style:list-style-name="">
      <style:text-properties officeooo:paragraph-rsid="001f6807"/>
    </style:style>
    <style:style style:name="P31" style:family="paragraph" style:parent-style-name="Heading_20_1" style:list-style-name="">
      <style:text-properties officeooo:paragraph-rsid="001f7591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1f6807"/>
    </style:style>
    <style:style style:name="P34" style:family="paragraph" style:parent-style-name="Heading_20_1">
      <style:paragraph-properties fo:break-before="page"/>
      <style:text-properties officeooo:paragraph-rsid="001e36ed"/>
    </style:style>
    <style:style style:name="P35" style:family="paragraph" style:parent-style-name="Heading_20_1">
      <style:paragraph-properties fo:break-before="page"/>
      <style:text-properties officeooo:paragraph-rsid="001f7591"/>
    </style:style>
    <style:style style:name="P36" style:family="paragraph" style:parent-style-name="Heading_20_1">
      <style:paragraph-properties fo:break-before="page"/>
      <style:text-properties officeooo:paragraph-rsid="00236a88"/>
    </style:style>
    <style:style style:name="P37" style:family="paragraph" style:parent-style-name="Heading_20_1">
      <style:paragraph-properties fo:break-before="page"/>
      <style:text-properties officeooo:paragraph-rsid="00239a58"/>
    </style:style>
    <style:style style:name="T1" style:family="text">
      <style:text-properties officeooo:rsid="001e36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807" style:font-weight-asian="bold" style:font-weight-complex="bold"/>
    </style:style>
    <style:style style:name="T4" style:family="text">
      <style:text-properties fo:font-weight="bold" officeooo:rsid="00236a88" style:font-weight-asian="bold" style:font-weight-complex="bold"/>
    </style:style>
    <style:style style:name="T5" style:family="text">
      <style:text-properties fo:font-weight="bold" officeooo:rsid="00239a58" style:font-weight-asian="bold" style:font-weight-complex="bold"/>
    </style:style>
    <style:style style:name="T6" style:family="text">
      <style:text-properties officeooo:rsid="001f6807"/>
    </style:style>
    <style:style style:name="T7" style:family="text">
      <style:text-properties officeooo:rsid="001f7591"/>
    </style:style>
    <style:style style:name="T8" style:family="text">
      <style:text-properties officeooo:rsid="00236a88"/>
    </style:style>
    <style:style style:name="T9" style:family="text">
      <style:text-properties officeooo:rsid="00239a58"/>
    </style:style>
    <style:style style:name="T10" style:family="text">
      <style:text-properties officeooo:rsid="0024c0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ADREG -Read register<text:span text:style-name="T1">(s)</text:span></text:h>
      <text:p text:style-name="P21">REST, Websockets, TCP/IP</text:p>
      <text:p text:style-name="P9">Arguments</text:p>
      <text:list xml:id="list4796463864600997821" text:style-name="L2">
        <text:list-item>
          <text:p text:style-name="P2"><text:span text:style-name="T2">interface-guid</text:span> | <text:span text:style-name="T2">name</text:span></text:p>
        </text:list-item>
        <text:list-item>
          <text:p text:style-name="P2"><text:span text:style-name="T2">reg</text:span> | <text:span text:style-name="T2">from</text:span> (optional)</text:p>
        </text:list-item>
        <text:list-item>
          <text:p text:style-name="P2"><text:span text:style-name="T2">to</text:span> (optional)</text:p>
        </text:list-item>
      </text:list>
      <text:p text:style-name="P1">if <text:span text:style-name="T2">from</text:span> and <text:span text:style-name="T2">to</text:span> is absent all registers is reported back.</text:p>
      <text:p text:style-name="P1">If <text:span text:style-name="T2">reg</text:span> is set register <text:span text:style-name="T2">reg</text:span> is reported back.</text:p>
      <text:p text:style-name="P1">If <text:span text:style-name="T2">from</text:span> and <text:span text:style-name="T2">to</text:span> is set (<text:span text:style-name="T2">to</text:span> can be set to <text:span text:style-name="T2">*</text:span> maning end ) a register range is reported back.</text:p>
      <text:p text:style-name="P1"><text:s/></text:p>
      <text:h text:style-name="P29" text:outline-level="1"/>
      <text:h text:style-name="P34" text:outline-level="1"><text:span text:style-name="T1">WRITE</text:span>REG - <text:span text:style-name="T1">Write</text:span> register<text:span text:style-name="T1">(s)</text:span></text:h>
      <text:p text:style-name="P22">REST, Websockets, TCP/IP</text:p>
      <text:p text:style-name="P9">Arguments</text:p>
      <text:list xml:id="list182729088543613" text:continue-numbering="true" text:style-name="L2">
        <text:list-item>
          <text:p text:style-name="P2"><text:span text:style-name="T2">interface-guid</text:span> | <text:span text:style-name="T2">name</text:span></text:p>
        </text:list-item>
        <text:list-item>
          <text:p text:style-name="P2"><text:span text:style-name="T2">reg</text:span> <text:span text:style-name="T6">= value (at least one)</text:span></text:p>
        </text:list-item>
      </text:list>
      <text:p text:style-name="P1"/>
      <text:h text:style-name="P30" text:outline-level="1"/>
      <text:h text:style-name="P33" text:outline-level="1"><text:span text:style-name="T6">READABS</text:span> – <text:span text:style-name="T6">Read abstraction(s)</text:span></text:h>
      <text:p text:style-name="P23">REST, Websockets, TCP/IP</text:p>
      <text:p text:style-name="P10">Arguments</text:p>
      <text:list xml:id="list182729448719540" text:continue-numbering="true" text:style-name="L2">
        <text:list-item>
          <text:p text:style-name="P3"><text:span text:style-name="T2">interface-guid</text:span> | <text:span text:style-name="T2">name</text:span></text:p>
        </text:list-item>
        <text:list-item>
          <text:p text:style-name="P3"><text:span text:style-name="T3">abstraction (optional)</text:span></text:p>
        </text:list-item>
      </text:list>
      <text:p text:style-name="P14"><text:span text:style-name="T6">I</text:span>f no abstraction is given all is returned.</text:p>
      <text:p text:style-name="P7"><text:span text:style-name="T3"/></text:p>
      <text:p text:style-name="P7"/>
      <text:h text:style-name="P30" text:outline-level="1"/>
      <text:h text:style-name="P33" text:outline-level="1"><text:span text:style-name="T1">WRITEABS</text:span> - <text:span text:style-name="T1">Write</text:span> <text:span text:style-name="T6">abstraction(s)</text:span></text:h>
      <text:p text:style-name="P23">REST, Websockets, TCP/IP</text:p>
      <text:p text:style-name="P10">Arguments</text:p>
      <text:list xml:id="list182730761324387" text:continue-numbering="true" text:style-name="L2">
        <text:list-item>
          <text:p text:style-name="P3"><text:span text:style-name="T2">interface-guid</text:span> | <text:span text:style-name="T2">name</text:span></text:p>
        </text:list-item>
        <text:list-item>
          <text:p text:style-name="P3"><text:span text:style-name="T3">abstraction</text:span> <text:span text:style-name="T6">= value (at least one)</text:span></text:p>
        </text:list-item>
      </text:list>
      <text:p text:style-name="P7"/>
      <text:p text:style-name="P7"/>
      <text:h text:style-name="P37" text:outline-level="1"><text:span text:style-name="T6">READDM</text:span> – <text:span text:style-name="T6">Read Decision Matrix row(s)</text:span></text:h>
      <text:p text:style-name="P24">REST, Websockets, TCP/IP</text:p>
      <text:p text:style-name="P13">Arguments</text:p>
      <text:list xml:id="list182729892024708" text:continue-numbering="true" text:style-name="L2">
        <text:list-item>
          <text:p text:style-name="P6"><text:span text:style-name="T2">interface-guid</text:span> | <text:span text:style-name="T2">name</text:span></text:p>
        </text:list-item>
        <text:list-item>
          <text:p text:style-name="P26"><text:span text:style-name="T2">row/</text:span><text:span text:style-name="T3">f</text:span><text:span text:style-name="T2">rom (optional)</text:span></text:p>
        </text:list-item>
        <text:list-item>
          <text:p text:style-name="P26"><text:span text:style-name="T2">to (optional)</text:span></text:p>
        </text:list-item>
      </text:list>
      <text:p text:style-name="P8">if <text:span text:style-name="T2">from</text:span> and <text:span text:style-name="T2">to</text:span> is absent all <text:span text:style-name="T9">DM rows</text:span> <text:span text:style-name="T9">are</text:span> reported back.</text:p>
      <text:p text:style-name="P8">If <text:span text:style-name="T2">r</text:span><text:span text:style-name="T5">ow</text:span> is set <text:span text:style-name="T9">DM row</text:span> <text:span text:style-name="T2">r</text:span><text:span text:style-name="T5">ow</text:span> is reported back.</text:p>
      <text:h text:style-name="P18" text:outline-level="1">If <text:span text:style-name="T2">from</text:span> and <text:span text:style-name="T2">to</text:span> is set (<text:span text:style-name="T2">to</text:span> can be set to <text:span text:style-name="T2">*</text:span> m<text:span text:style-name="T9">e</text:span>aning end ) a <text:span text:style-name="T9">DM row</text:span> range is reported back.</text:h>
      <text:h text:style-name="P18" text:outline-level="1"/>
      <text:h text:style-name="P37" text:outline-level="1"><text:span text:style-name="T1">WRITEDM</text:span> - <text:span text:style-name="T1">Write</text:span> <text:span text:style-name="T9">DM row(s)</text:span></text:h>
      <text:p text:style-name="P24">REST, Websockets, TCP/IP</text:p>
      <text:p text:style-name="P13">Arguments</text:p>
      <text:list xml:id="list182730734047370" text:continue-numbering="true" text:style-name="L2">
        <text:list-item>
          <text:p text:style-name="P6"><text:span text:style-name="T2">interface-guid</text:span> | <text:span text:style-name="T2">name</text:span></text:p>
        </text:list-item>
        <text:list-item>
          <text:h text:style-name="P19" text:outline-level="1"><text:span text:style-name="T2">r</text:span><text:span text:style-name="T5">ow(n)</text:span> <text:span text:style-name="T6">= value list (at least one)</text:span></text:h>
        </text:list-item>
      </text:list>
      <text:h text:style-name="P33" text:outline-level="1"><text:span text:style-name="T6">INTERFACE</text:span> – <text:span text:style-name="T6">List interface(s)</text:span></text:h>
      <text:p text:style-name="P23">REST, Websockets, TCP/IP</text:p>
      <text:p text:style-name="P10">Arguments</text:p>
      <text:list xml:id="list182730254125809" text:continue-numbering="true" text:style-name="L2">
        <text:list-item>
          <text:p text:style-name="P3"><text:span text:style-name="T2">interface-guid</text:span> | <text:span text:style-name="T2">name </text:span><text:span text:style-name="T3">(optional)</text:span></text:p>
        </text:list-item>
      </text:list>
      <text:p text:style-name="P14">List specific interface or all if no specific interface is given.</text:p>
      <text:h text:style-name="P36" text:outline-level="1"><text:span text:style-name="T8">MDFDOWN</text:span> – <text:span text:style-name="T8">Download MDF</text:span></text:h>
      <text:p text:style-name="P23">REST, Websockets, TCP/IP</text:p>
      <text:p text:style-name="P12">Arguments</text:p>
      <text:list xml:id="list182730913915882" text:continue-numbering="true" text:style-name="L2">
        <text:list-item>
          <text:p text:style-name="P5"><text:span text:style-name="T2">interface-guid</text:span> | <text:span text:style-name="T2">name </text:span><text:span text:style-name="T4">| <text:s/>URI</text:span></text:p>
        </text:list-item>
        <text:list-item>
          <text:p text:style-name="P27"><text:span text:style-name="T4">f</text:span><text:span text:style-name="T2">ormat=”xml”|”json”</text:span></text:p>
        </text:list-item>
        <text:list-item>
          <text:p text:style-name="P25"><text:span text:style-name="T2">“force” (always download)</text:span></text:p>
        </text:list-item>
      </text:list>
      <text:p text:style-name="P17">Download MDF for device and save it in the cache. <text:span text:style-name="T10">Display either in XML or JSON. </text:span></text:p>
      <text:p text:style-name="P17"/>
      <text:h text:style-name="P36" text:outline-level="1"><text:span text:style-name="T8">MDFCACHE</text:span> – <text:span text:style-name="T8">List/clear MDF cache</text:span></text:h>
      <text:p text:style-name="P23">REST, Websockets, TCP/IP</text:p>
      <text:p text:style-name="P12">Arguments</text:p>
      <text:list xml:id="list182729124537220" text:continue-numbering="true" text:style-name="L2">
        <text:list-item>
          <text:p text:style-name="P25"><text:span text:style-name="T2">“list” | “clear” </text:span></text:p>
        </text:list-item>
      </text:list>
      <text:p text:style-name="P17">“<text:span text:style-name="T2">list</text:span>”: lists all mdf's in cache <text:s/>(interface-name, interface-guid, device-guid, device-name, time-downloaded.</text:p>
      <text:p text:style-name="P17">“<text:span text:style-name="T2">clear</text:span>”: Clear all items in mdf cache.</text:p>
      <text:p text:style-name="P17"/>
      <text:p text:style-name="P17"/>
      <text:p text:style-name="P7"/>
      <text:h text:style-name="P28" text:outline-level="1"/>
      <text:h text:style-name="P32" text:outline-level="1">READDM – List decision matrix <text:span text:style-name="T7">row(s)</text:span></text:h>
      <text:p text:style-name="P11">Arguments</text:p>
      <text:list xml:id="list182730165456697" text:continue-numbering="true" text:style-name="L2">
        <text:list-item>
          <text:p text:style-name="P4"><text:span text:style-name="T2">interface-guid</text:span> | <text:span text:style-name="T2">name </text:span><text:span text:style-name="T3">(optional)</text:span></text:p>
        </text:list-item>
        <text:list-item>
          <text:p text:style-name="P20"><text:span text:style-name="T3">r</text:span><text:span text:style-name="T2">ow (optional)</text:span></text:p>
        </text:list-item>
      </text:list>
      <text:p text:style-name="P15">List one or more decision matrix rows. If row is not given all rows are listed.</text:p>
      <text:p text:style-name="P15"/>
      <text:h text:style-name="P31" text:outline-level="1"/>
      <text:h text:style-name="P35" text:outline-level="1"><text:span text:style-name="T7">WRITE</text:span>DM – <text:span text:style-name="T7">Write</text:span> decision matrix <text:span text:style-name="T7">row(s)</text:span></text:h>
      <text:p text:style-name="P11">Arguments</text:p>
      <text:list xml:id="list182730203447826" text:continue-numbering="true" text:style-name="L2">
        <text:list-item>
          <text:p text:style-name="P4"><text:span text:style-name="T2">interface-guid</text:span> | <text:span text:style-name="T2">name </text:span><text:span text:style-name="T3">(optional)</text:span></text:p>
        </text:list-item>
        <text:list-item>
          <text:p text:style-name="P16"><text:span text:style-name="T3">r</text:span><text:span text:style-name="T2">ow1=content (at least on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e Hedman</meta:initial-creator>
    <meta:creation-date>2016-05-06T17:41:28.800516073</meta:creation-date>
    <meta:generator>LibreOffice/4.3.3.2$Linux_X86_64 LibreOffice_project/430m0$Build-2</meta:generator>
    <dc:date>2016-05-06T18:27:28.489584978</dc:date>
    <dc:creator>Ake Hedman</dc:creator>
    <meta:editing-duration>PT45M56S</meta:editing-duration>
    <meta:editing-cycles>8</meta:editing-cycles>
    <meta:document-statistic meta:table-count="0" meta:image-count="0" meta:object-count="0" meta:page-count="11" meta:paragraph-count="67" meta:word-count="338" meta:character-count="1992" meta:non-whitespace-character-count="1731"/>
  </office:meta>
</office:document-meta>
</file>